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opacity="0%" draw:textarea-vertical-align="middle" draw:shadow-opacity="0%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draw:stroke="none" svg:stroke-color="#000000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00000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37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9cm"/>
    </style:style>
    <style:style style:name="gr27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family="Courier" style:font-family-generic="modern" style:font-pitch="fixed" fo:font-size="8pt" style:font-size-asian="8pt" style:font-size-complex="8pt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10.2cm" svg:x="-0.045cm" svg:y="0.845cm">
          <text:p/>
        </draw:rect>
        <draw:custom-shape draw:style-name="gr2" draw:text-style-name="P1" draw:layer="layout" svg:width="9.998cm" svg:height="12.8cm" svg:x="10.602cm" svg:y="1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cm" svg:height="12.8cm" svg:x="0.2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cm" svg:height="9.3cm" svg:x="16.5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svg:x="11.3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8cm" svg:height="9.3cm" svg:x="0.1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2.199cm" svg:height="1.6cm" svg:x="0.562cm" svg:y="5.6cm">
          <text:p text:style-name="P1"><text:span text:style-name="T1">contiguo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3.962cm" svg:y1="2.701cm" svg:x2="1.662cm" svg:y2="5.6cm" draw:start-shape="id1" draw:start-glue-point="5" draw:end-shape="id2" draw:end-glue-point="4" svg:d="m3962 2701h-2300v2899">
          <text:p/>
        </draw:connector>
        <draw:custom-shape draw:style-name="gr5" draw:text-style-name="P2" xml:id="id3" draw:id="id3" draw:layer="layout" svg:width="2.9cm" svg:height="0.6cm" svg:x="0.2cm" svg:y="8.6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.662cm" svg:y1="7.2cm" svg:x2="1.65cm" svg:y2="8.6cm" draw:start-shape="id2" draw:start-glue-point="6" draw:end-shape="id3" draw:end-glue-point="4" svg:d="m1662 7200-12 1400">
          <text:p/>
        </draw:connector>
        <draw:custom-shape draw:style-name="gr5" draw:text-style-name="P2" xml:id="id4" draw:id="id4" draw:layer="layout" svg:width="3.1cm" svg:height="0.6cm" svg:x="3.2cm" svg:y="8.601cm">
          <text:p text:style-name="P1"><text:span text:style-name="T1">ADIO_WriteStri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.761cm" svg:y1="6.4cm" svg:x2="4.75cm" svg:y2="8.601cm" draw:start-shape="id2" draw:start-glue-point="7" draw:end-shape="id4" draw:end-glue-point="4" svg:d="m2761 6400h1989v2201">
          <text:p/>
        </draw:connector>
        <draw:frame draw:style-name="gr7" draw:text-style-name="P3" draw:layer="layout" svg:width="0.925cm" svg:height="0.607cm" svg:x="2.461cm" svg:y="2.2cm">
          <draw:text-box>
            <text:p><text:span text:style-name="T2">No</text:span></text:p>
          </draw:text-box>
        </draw:frame>
        <draw:custom-shape draw:style-name="gr5" draw:text-style-name="P2" xml:id="id1" draw:id="id1" draw:layer="layout" svg:width="2.199cm" svg:height="1.6cm" svg:x="3.962cm" svg:y="1.901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0.925cm" svg:height="0.607cm" svg:x="2.762cm" svg:y="5.901cm">
          <draw:text-box>
            <text:p><text:span text:style-name="T2">No</text:span></text:p>
          </draw:text-box>
        </draw:frame>
        <draw:frame draw:style-name="gr7" draw:text-style-name="P3" draw:layer="layout" svg:width="1.137cm" svg:height="0.607cm" svg:x="1.462cm" svg:y="7.301cm">
          <draw:text-box>
            <text:p><text:span text:style-name="T2">Yes</text:span></text:p>
          </draw:text-box>
        </draw:frame>
        <draw:custom-shape draw:style-name="gr5" draw:text-style-name="P2" xml:id="id5" draw:id="id5" draw:layer="layout" svg:width="4.1cm" svg:height="0.6cm" svg:x="6.654cm" svg:y="3.602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1cm" svg:height="0.6cm" svg:x="6.654cm" svg:y="5.2cm">
          <text:p text:style-name="P1"><text:span text:style-name="T1">ADIOI_Calc_my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4.1cm" svg:height="0.6cm" svg:x="6.656cm" svg:y="6.804cm">
          <text:p text:style-name="P1"><text:span text:style-name="T1">ADIOI_Calc_others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2" draw:id="id12" draw:layer="layout" svg:width="4.1cm" svg:height="0.6cm" svg:x="6.654cm" svg:y="8.605cm">
          <text:p text:style-name="P1"><text:span text:style-name="T1">MPI_Allredu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.137cm" svg:height="0.607cm" svg:x="6.663cm" svg:y="2.202cm">
          <draw:text-box>
            <text:p><text:span text:style-name="T2">Yes</text:span></text:p>
          </draw:text-box>
        </draw:frame>
        <draw:connector draw:style-name="gr6" draw:text-style-name="P1" draw:layer="layout" svg:x1="6.161cm" svg:y1="2.701cm" svg:x2="8.704cm" svg:y2="3.602cm" draw:start-shape="id1" draw:start-glue-point="7" draw:end-shape="id5" draw:end-glue-point="4" svg:d="m6161 2701h2543v901">
          <text:p/>
        </draw:connector>
        <draw:connector draw:style-name="gr6" draw:text-style-name="P1" draw:layer="layout" draw:type="line" svg:x1="8.704cm" svg:y1="4.202cm" svg:x2="8.704cm" svg:y2="5.2cm" draw:start-shape="id5" draw:start-glue-point="6" draw:end-shape="id6" draw:end-glue-point="4" svg:d="m8704 4202v998">
          <text:p/>
        </draw:connector>
        <draw:connector draw:style-name="gr6" draw:text-style-name="P1" draw:layer="layout" draw:type="line" svg:x1="8.704cm" svg:y1="5.8cm" svg:x2="8.706cm" svg:y2="6.804cm" draw:start-shape="id6" draw:start-glue-point="6" draw:end-shape="id7" draw:end-glue-point="4" svg:d="m8704 5800 2 1004">
          <text:p/>
        </draw:connector>
        <draw:custom-shape draw:style-name="gr5" draw:text-style-name="P2" xml:id="id8" draw:id="id8" draw:layer="layout" svg:width="4.6cm" svg:height="0.894cm" svg:x="11.4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1.401cm" svg:height="0.6cm" svg:x="13.0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4.5cm" svg:x2="13.744cm" svg:y2="5.2cm" draw:start-shape="id8" draw:start-glue-point="6" draw:end-shape="id9" draw:end-glue-point="0" svg:d="m13744 4500v700">
          <text:p/>
        </draw:connector>
        <draw:custom-shape draw:style-name="gr5" draw:text-style-name="P2" xml:id="id10" draw:id="id10" draw:layer="layout" svg:width="2.199cm" svg:height="0.998cm" svg:x="12.6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3.745cm" svg:y1="5.8cm" svg:x2="13.745cm" svg:y2="6.602cm" draw:start-shape="id9" draw:start-glue-point="6" draw:end-shape="id10" draw:end-glue-point="4" svg:d="m13745 5800v802">
          <text:p/>
        </draw:connector>
        <draw:frame draw:style-name="gr7" draw:text-style-name="P3" draw:layer="layout" svg:width="0.925cm" svg:height="0.607cm" svg:x="11.719cm" svg:y="6.6cm">
          <draw:text-box>
            <text:p><text:span text:style-name="T2">No</text:span></text:p>
          </draw:text-box>
        </draw:frame>
        <draw:g xml:id="id11" draw:id="id11">
          <draw:custom-shape draw:style-name="gr9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4.55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.65cm" svg:y1="9.2cm" svg:x2="4.451cm" svg:y2="10.4cm" draw:start-shape="id3" draw:start-glue-point="6" draw:end-shape="id11" draw:end-glue-point="3" svg:d="m1650 9200v1200h2801">
          <text:p/>
        </draw:connector>
        <draw:connector draw:style-name="gr6" draw:text-style-name="P1" draw:layer="layout" svg:x1="8.704cm" svg:y1="9.205cm" svg:x2="5.05cm" svg:y2="10.4cm" draw:start-shape="id12" draw:start-glue-point="6" draw:end-shape="id11" draw:end-glue-point="1" svg:d="m8704 9205v1195h-3654">
          <text:p/>
        </draw:connector>
        <draw:connector draw:style-name="gr6" draw:text-style-name="P1" draw:layer="layout" draw:type="line" svg:x1="4.75cm" svg:y1="9.201cm" svg:x2="4.75cm" svg:y2="10.1cm" draw:start-shape="id4" draw:start-glue-point="6" draw:end-shape="id11" svg:d="m4750 9201v899">
          <text:p/>
        </draw:connector>
        <draw:frame draw:style-name="gr12" draw:text-style-name="P4" draw:layer="layout" svg:width="6.01cm" svg:height="0.607cm" svg:x="2.447cm" svg:y="1.003cm">
          <draw:text-box>
            <text:p><text:span text:style-name="T3">ADIOI_GEN_WriteStridedColl</text:span></text:p>
          </draw:text-box>
        </draw:frame>
        <draw:frame draw:style-name="gr7" draw:text-style-name="P4" draw:layer="layout" svg:width="4.74cm" svg:height="0.607cm" svg:x="11.37cm" svg:y="1.003cm">
          <draw:text-box>
            <text:p><text:span text:style-name="T3">ADIOI_Exch_and_write</text:span></text:p>
          </draw:text-box>
        </draw:frame>
        <draw:custom-shape draw:style-name="gr8" draw:text-style-name="P2" xml:id="id13" draw:id="id13" draw:layer="layout" svg:width="2.901cm" svg:height="0.6cm" svg:x="17.1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4" draw:id="id14" draw:layer="layout" svg:width="2.901cm" svg:height="0.6cm" svg:x="17.1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5" draw:id="id15" draw:layer="layout" svg:width="2.901cm" svg:height="0.6cm" svg:x="17.1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6" draw:id="id16" draw:layer="layout" svg:width="2.901cm" svg:height="0.6cm" svg:x="17.1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8.595cm" svg:y1="4.303cm" svg:x2="18.594cm" svg:y2="5.604cm" draw:start-shape="id13" draw:start-glue-point="6" draw:end-shape="id14" svg:d="m18595 4303-1 1301">
          <text:p/>
        </draw:connector>
        <draw:connector draw:style-name="gr6" draw:text-style-name="P1" draw:layer="layout" draw:type="line" svg:x1="18.595cm" svg:y1="6.204cm" svg:x2="18.594cm" svg:y2="7.405cm" draw:start-shape="id14" draw:start-glue-point="6" draw:end-shape="id15" draw:end-glue-point="0" svg:d="m18595 6204-1 1201">
          <text:p/>
        </draw:connector>
        <draw:connector draw:style-name="gr6" draw:text-style-name="P1" draw:layer="layout" draw:type="line" svg:x1="18.595cm" svg:y1="8.005cm" svg:x2="18.594cm" svg:y2="9.306cm" draw:start-shape="id15" draw:start-glue-point="6" draw:end-shape="id16" svg:d="m18595 8005-1 1301">
          <text:p/>
        </draw:connector>
        <draw:frame draw:style-name="gr7" draw:text-style-name="P4" draw:layer="layout" svg:width="4.951cm" svg:height="0.607cm" svg:x="16.195cm" svg:y="1.003cm">
          <draw:text-box>
            <text:p><text:span text:style-name="T3">ADIOI_W_Exchange_data</text:span></text:p>
          </draw:text-box>
        </draw:frame>
        <draw:custom-shape draw:style-name="gr8" draw:text-style-name="P2" xml:id="id17" draw:id="id17" draw:layer="layout" svg:width="2.901cm" svg:height="0.6cm" svg:x="12.289cm" svg:y="9.307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0.499cm" svg:height="0.501cm" svg:x="6.354cm" svg:y="3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4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8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11.044cm" svg:y="1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37cm" svg:height="0.607cm" svg:x="14.72cm" svg:y="6.601cm">
          <draw:text-box>
            <text:p><text:span text:style-name="T2">Yes</text:span></text:p>
          </draw:text-box>
        </draw:frame>
        <draw:connector draw:style-name="gr6" draw:text-style-name="P1" draw:layer="layout" draw:type="line" svg:x1="13.74cm" svg:y1="9.307cm" svg:x2="13.744cm" svg:y2="8.6cm" draw:start-shape="id17" draw:start-glue-point="4" draw:end-shape="id18" draw:end-glue-point="6" svg:d="m13740 9307 4-707">
          <text:p/>
        </draw:connector>
        <draw:custom-shape draw:style-name="gr5" draw:text-style-name="P2" xml:id="id18" draw:id="id18" draw:layer="layout" svg:width="1.2cm" svg:height="0.392cm" svg:x="13.1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8.208cm" svg:x2="13.745cm" svg:y2="7.6cm" draw:start-shape="id18" draw:start-glue-point="4" draw:end-shape="id10" draw:end-glue-point="6" svg:d="m13744 8208 1-608">
          <text:p/>
        </draw:connector>
        <draw:connector draw:style-name="gr6" draw:text-style-name="P1" draw:layer="layout" draw:line-skew="-0.106cm 4.945cm -0.405cm" svg:x1="8.706cm" svg:y1="7.404cm" svg:x2="13.744cm" svg:y2="3.606cm" draw:start-shape="id7" draw:start-glue-point="6" draw:end-shape="id8" draw:end-glue-point="4" svg:d="m8706 7404v396h2394v-5100h2644v906">
          <text:p/>
        </draw:connector>
        <draw:connector draw:style-name="gr6" draw:text-style-name="P1" draw:layer="layout" draw:line-skew="0.306cm -0.502cm" svg:x1="14.844cm" svg:y1="7.101cm" svg:x2="18.595cm" svg:y2="3.703cm" draw:start-shape="id10" draw:start-glue-point="7" draw:end-shape="id13" draw:end-glue-point="4" svg:d="m14844 7101h1456v-4401h2295v1003">
          <text:p/>
        </draw:connector>
        <draw:connector draw:style-name="gr6" draw:text-style-name="P1" draw:layer="layout" svg:x1="18.595cm" svg:y1="9.906cm" svg:x2="13.74cm" svg:y2="9.907cm" draw:start-shape="id16" draw:start-glue-point="6" draw:end-shape="id17" draw:end-glue-point="6" svg:d="m18595 9906v503h-4855v-502">
          <text:p/>
        </draw:connector>
        <draw:connector draw:style-name="gr14" draw:text-style-name="P1" xml:id="id19" draw:id="id19" draw:layer="layout" svg:x1="12.645cm" svg:y1="7.101cm" svg:x2="11.072cm" svg:y2="8.053cm" draw:start-shape="id10" draw:start-glue-point="5" svg:d="m12645 7101h-1037v952h-536">
          <text:p/>
        </draw:connector>
        <draw:connector draw:style-name="gr6" draw:text-style-name="P1" draw:layer="layout" svg:x1="11.072cm" svg:y1="8.053cm" svg:x2="8.704cm" svg:y2="8.605cm" draw:start-shape="id19" draw:start-glue-point="3" draw:end-shape="id12" draw:end-glue-point="4" svg:d="m11072 8053h-2368v552">
          <text:p/>
        </draw:connector>
        <draw:g>
          <draw:line draw:style-name="gr15" draw:text-style-name="P1" xml:id="id20" draw:id="id20" draw:layer="layout" svg:x1="6.361cm" svg:y1="3.1cm" svg:x2="6.361cm" svg:y2="1.9cm">
            <text:p/>
          </draw:line>
          <draw:connector draw:style-name="gr6" draw:text-style-name="P1" draw:layer="layout" draw:type="line" svg:x1="6.361cm" svg:y1="1.9cm" svg:x2="6.963cm" svg:y2="1.901cm" draw:start-shape="id20" draw:start-glue-point="0" svg:d="m6361 1900 602 1">
            <text:p/>
          </draw:connector>
        </draw:g>
        <draw:frame draw:style-name="gr16" draw:text-style-name="P5" draw:layer="layout" svg:width="2.7cm" svg:height="1.039cm" svg:x="6.844cm" svg:y="1.503cm">
          <draw:text-box>
            <text:p text:style-name="P1"><text:span text:style-name="T4">Collective I/O </text:span></text:p>
            <text:p text:style-name="P1"><text:span text:style-name="T4">branch</text:span></text:p>
          </draw:text-box>
        </draw:frame>
        <draw:frame draw:style-name="gr16" draw:text-style-name="P5" draw:layer="layout" svg:width="3.131cm" svg:height="1.039cm" svg:x="0.344cm" svg:y="1.504cm">
          <draw:text-box>
            <text:p text:style-name="P1"><text:span text:style-name="T4">Independent I/O </text:span></text:p>
            <text:p text:style-name="P1"><text:span text:style-name="T4">branch</text:span></text:p>
          </draw:text-box>
        </draw:frame>
        <draw:g>
          <draw:line draw:style-name="gr15" draw:text-style-name="P1" xml:id="id21" draw:id="id21" draw:layer="layout" svg:x1="3.761cm" svg:y1="3.051cm" svg:x2="3.761cm" svg:y2="1.851cm">
            <text:p/>
          </draw:line>
          <draw:connector draw:style-name="gr6" draw:text-style-name="P1" draw:layer="layout" draw:type="line" svg:x1="3.761cm" svg:y1="1.851cm" svg:x2="3.261cm" svg:y2="1.852cm" draw:start-shape="id21" draw:start-glue-point="0" svg:d="m3761 1851-500 1">
            <text:p/>
          </draw:connector>
        </draw:g>
        <draw:custom-shape draw:style-name="gr5" draw:text-style-name="P2" xml:id="id23" draw:id="id23" draw:layer="layout" svg:width="2.299cm" svg:height="1.102cm" svg:x="3.954cm" svg:y="16.2cm">
          <text:p text:style-name="P1"><text:span text:style-name="T1">t &lt; sim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2" draw:id="id22" draw:layer="layout" svg:width="1.401cm" svg:height="0.6cm" svg:x="4.399cm" svg:y="15cm">
          <text:p text:style-name="P1"><text:span text:style-name="T1">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cm" svg:y1="15.6cm" svg:x2="5.104cm" svg:y2="16.2cm" draw:start-shape="id22" draw:start-glue-point="6" draw:end-shape="id23" draw:end-glue-point="4" svg:d="m5100 15600 4 600">
          <text:p/>
        </draw:connector>
        <draw:connector draw:style-name="gr6" draw:text-style-name="P1" draw:layer="layout" draw:type="line" svg:x1="5.104cm" svg:y1="17.302cm" svg:x2="5.105cm" svg:y2="17.902cm" draw:start-shape="id23" draw:start-glue-point="6" draw:end-shape="id24" draw:end-glue-point="4" svg:d="m5104 17302 1 600">
          <text:p/>
        </draw:connector>
        <draw:custom-shape draw:style-name="gr5" draw:text-style-name="P2" xml:id="id25" draw:id="id25" draw:layer="layout" svg:width="3.7cm" svg:height="0.6cm" svg:x="3.255cm" svg:y="19.101cm">
          <text:p text:style-name="P1"><text:span text:style-name="T1">MPI_Info_set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6" draw:id="id26" draw:layer="layout" svg:width="3.7cm" svg:height="0.6cm" svg:x="3.255cm" svg:y="20.302cm">
          <text:p text:style-name="P1"><text:span text:style-name="T1">MPI_File_open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9.701cm" svg:x2="5.105cm" svg:y2="20.302cm" draw:start-shape="id25" draw:start-glue-point="6" draw:end-shape="id26" draw:end-glue-point="4" svg:d="m5105 19701v601">
          <text:p/>
        </draw:connector>
        <draw:custom-shape draw:style-name="gr5" draw:text-style-name="P2" xml:id="id27" draw:id="id27" draw:layer="layout" svg:width="3.7cm" svg:height="0.6cm" svg:x="3.255cm" svg:y="21.503cm">
          <text:p text:style-name="P1"><text:span text:style-name="T1">MPI_File_set_view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0.902cm" svg:x2="5.105cm" svg:y2="21.503cm" draw:start-shape="id26" draw:start-glue-point="6" draw:end-shape="id27" svg:d="m5105 20902v601">
          <text:p/>
        </draw:connector>
        <draw:custom-shape draw:style-name="gr5" draw:text-style-name="P2" xml:id="id28" draw:id="id28" draw:layer="layout" svg:width="3.7cm" svg:height="0.6cm" svg:x="3.255cm" svg:y="22.704cm">
          <text:p text:style-name="P1"><text:span text:style-name="T1">MPI_File_write_all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2.103cm" svg:x2="5.105cm" svg:y2="22.704cm" draw:start-shape="id27" draw:start-glue-point="6" draw:end-shape="id28" draw:end-glue-point="0" svg:d="m5105 22103v601">
          <text:p/>
        </draw:connector>
        <draw:connector draw:style-name="gr6" draw:text-style-name="P1" draw:layer="layout" draw:type="line" svg:x1="5.105cm" svg:y1="23.304cm" svg:x2="5.105cm" svg:y2="23.903cm" draw:start-shape="id28" draw:start-glue-point="6" draw:end-shape="id29" draw:end-glue-point="4" svg:d="m5105 23304v599">
          <text:p/>
        </draw:connector>
        <draw:custom-shape draw:style-name="gr5" draw:text-style-name="P2" xml:id="id29" draw:id="id29" draw:layer="layout" svg:width="3.7cm" svg:height="0.6cm" svg:x="3.255cm" svg:y="23.903cm">
          <text:p text:style-name="P1"><text:span text:style-name="T1">MPI_File_clos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0" draw:id="id30" draw:layer="layout" svg:width="1.401cm" svg:height="0.6cm" svg:x="4.409cm" svg:y="25.101cm">
          <text:p text:style-name="P1"><text:span text:style-name="T1">t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4.503cm" svg:x2="5.11cm" svg:y2="25.101cm" draw:start-shape="id29" draw:start-glue-point="6" draw:end-shape="id30" draw:end-glue-point="4" svg:d="m5105 24503 5 598">
          <text:p/>
        </draw:connector>
        <draw:connector draw:style-name="gr6" draw:text-style-name="P1" draw:layer="layout" draw:line-skew="-0.203cm 0.646cm" svg:x1="5.11cm" svg:y1="25.701cm" svg:x2="6.253cm" svg:y2="16.751cm" draw:start-shape="id30" draw:start-glue-point="6" draw:end-shape="id23" draw:end-glue-point="7" svg:d="m5110 25701v299h2290v-9249h-1147">
          <text:p/>
        </draw:connector>
        <draw:custom-shape draw:style-name="gr5" draw:text-style-name="P2" xml:id="id24" draw:id="id24" draw:layer="layout" svg:width="3.7cm" svg:height="0.6cm" svg:x="3.255cm" svg:y="17.902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8.502cm" svg:x2="5.105cm" svg:y2="19.101cm" draw:start-shape="id24" draw:start-glue-point="6" draw:end-shape="id25" draw:end-glue-point="4" svg:d="m5105 18502v599">
          <text:p/>
        </draw:connector>
        <draw:g xml:id="id31" draw:id="id31">
          <draw:custom-shape draw:style-name="gr9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2.345cm" svg:y="1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type="line" svg:x1="3.954cm" svg:y1="16.751cm" svg:x2="2.845cm" svg:y2="16.76cm" draw:start-shape="id23" draw:start-glue-point="5" draw:end-shape="id31" draw:end-glue-point="1" svg:d="m3954 16751-1109 9">
          <text:p/>
        </draw:connector>
        <draw:frame draw:style-name="gr17" draw:text-style-name="P3" draw:layer="layout" svg:width="0.925cm" svg:height="0.636cm" svg:x="3.102cm" svg:y="16.202cm">
          <draw:text-box>
            <text:p><text:span text:style-name="T2">No</text:span></text:p>
          </draw:text-box>
        </draw:frame>
        <draw:frame draw:style-name="gr18" draw:text-style-name="P3" draw:layer="layout" svg:width="1.137cm" svg:height="0.635cm" svg:x="5.102cm" svg:y="17.202cm">
          <draw:text-box>
            <text:p><text:span text:style-name="T2">Yes</text:span></text:p>
          </draw:text-box>
        </draw:frame>
        <draw:custom-shape draw:style-name="gr5" draw:text-style-name="P1" xml:id="id32" draw:id="id32" draw:layer="layout" svg:width="1.8cm" svg:height="0.6cm" svg:x="4.2cm" svg:y="13.8cm">
          <text:p text:style-name="P1"><text:span text:style-name="T1">be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4.4cm" svg:x2="5.099cm" svg:y2="15cm" draw:start-shape="id32" draw:start-glue-point="2" draw:end-shape="id22" draw:end-glue-point="0" svg:d="m5100 14400-1 600">
          <text:p/>
        </draw:connector>
        <draw:custom-shape draw:style-name="gr5" draw:text-style-name="P2" xml:id="id35" draw:id="id35" draw:layer="layout" svg:width="2.299cm" svg:height="1.102cm" svg:x="16.654cm" svg:y="14.3cm">
          <text:p text:style-name="P1"><text:span text:style-name="T1">t &lt; simti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33" draw:id="id33" draw:layer="layout" svg:width="1.401cm" svg:height="0.6cm" svg:x="12.299cm" svg:y="15.222cm">
          <text:p text:style-name="P1"><text:span text:style-name="T1">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cm" svg:y1="15.822cm" svg:x2="13.006cm" svg:y2="16.525cm" draw:start-shape="id33" draw:start-glue-point="6" draw:end-shape="id34" draw:end-glue-point="0" svg:d="m13000 15822 6 703">
          <text:p/>
        </draw:connector>
        <draw:connector draw:style-name="gr6" draw:text-style-name="P1" draw:layer="layout" draw:type="line" svg:x1="17.804cm" svg:y1="15.402cm" svg:x2="17.811cm" svg:y2="16.003cm" draw:start-shape="id35" draw:start-glue-point="6" draw:end-shape="id36" draw:end-glue-point="4" svg:d="m17804 15402 7 601">
          <text:p/>
        </draw:connector>
        <draw:custom-shape draw:style-name="gr5" draw:text-style-name="P2" xml:id="id37" draw:id="id37" draw:layer="layout" svg:width="3.7cm" svg:height="0.6cm" svg:x="15.955cm" svg:y="20.101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8" draw:id="id38" draw:layer="layout" svg:width="3.7cm" svg:height="0.6cm" svg:x="15.955cm" svg:y="21.502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0.701cm" svg:x2="17.805cm" svg:y2="21.502cm" draw:start-shape="id37" draw:start-glue-point="6" draw:end-shape="id38" draw:end-glue-point="4" svg:d="m17805 20701v801">
          <text:p/>
        </draw:connector>
        <draw:custom-shape draw:style-name="gr5" draw:text-style-name="P2" xml:id="id39" draw:id="id39" draw:layer="layout" svg:width="3.7cm" svg:height="0.6cm" svg:x="15.955cm" svg:y="22.903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2.102cm" svg:x2="17.805cm" svg:y2="22.903cm" draw:start-shape="id38" draw:start-glue-point="6" draw:end-shape="id39" svg:d="m17805 22102v801">
          <text:p/>
        </draw:connector>
        <draw:custom-shape draw:style-name="gr5" draw:text-style-name="P2" xml:id="id40" draw:id="id40" draw:layer="layout" svg:width="3.7cm" svg:height="0.6cm" svg:x="15.955cm" svg:y="24.204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3.503cm" svg:x2="17.805cm" svg:y2="24.204cm" draw:start-shape="id39" draw:start-glue-point="6" draw:end-shape="id40" draw:end-glue-point="0" svg:d="m17805 23503v701">
          <text:p/>
        </draw:connector>
        <draw:connector draw:style-name="gr6" draw:text-style-name="P1" draw:layer="layout" svg:x1="17.805cm" svg:y1="24.804cm" svg:x2="18.953cm" svg:y2="14.851cm" draw:start-shape="id40" draw:start-glue-point="6" draw:end-shape="id35" draw:end-glue-point="7" svg:d="m17805 24804v502h2352v-10455h-1204">
          <text:p/>
        </draw:connector>
        <draw:connector draw:style-name="gr6" draw:text-style-name="P1" draw:layer="layout" draw:type="line" svg:x1="17.816cm" svg:y1="19.3cm" svg:x2="17.805cm" svg:y2="20.101cm" draw:start-shape="id41" draw:start-glue-point="6" draw:end-shape="id37" draw:end-glue-point="4" svg:d="m17816 19300-11 801">
          <text:p/>
        </draw:connector>
        <draw:frame draw:style-name="gr7" draw:text-style-name="P3" draw:layer="layout" svg:width="0.925cm" svg:height="0.607cm" svg:x="16.002cm" svg:y="14.302cm">
          <draw:text-box>
            <text:p><text:span text:style-name="T2">No</text:span></text:p>
          </draw:text-box>
        </draw:frame>
        <draw:frame draw:style-name="gr7" draw:text-style-name="P3" draw:layer="layout" svg:width="1.137cm" svg:height="0.607cm" svg:x="17.802cm" svg:y="15.302cm">
          <draw:text-box>
            <text:p><text:span text:style-name="T2">Yes</text:span></text:p>
          </draw:text-box>
        </draw:frame>
        <draw:custom-shape draw:style-name="gr5" draw:text-style-name="P1" xml:id="id42" draw:id="id42" draw:layer="layout" svg:width="1.8cm" svg:height="0.6cm" svg:x="12.1cm" svg:y="13.922cm"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cm" svg:y1="14.522cm" svg:x2="12.999cm" svg:y2="15.222cm" draw:start-shape="id42" draw:start-glue-point="2" draw:end-shape="id33" draw:end-glue-point="0" svg:d="m13000 14522-1 700">
          <text:p/>
        </draw:connector>
        <draw:custom-shape draw:style-name="gr5" draw:text-style-name="P2" xml:id="id34" draw:id="id34" draw:layer="layout" svg:width="3.7cm" svg:height="0.6cm" svg:x="11.156cm" svg:y="16.525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43" draw:id="id43" draw:layer="layout" svg:width="3.7cm" svg:height="0.6cm" svg:x="11.156cm" svg:y="17.924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4" draw:id="id44" draw:layer="layout" svg:width="3.7cm" svg:height="0.6cm" svg:x="11.156cm" svg:y="19.325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8.524cm" svg:x2="13.006cm" svg:y2="19.325cm" draw:start-shape="id43" draw:start-glue-point="6" draw:end-shape="id44" draw:end-glue-point="4" svg:d="m13006 18524v801">
          <text:p/>
        </draw:connector>
        <draw:custom-shape draw:style-name="gr5" draw:text-style-name="P2" xml:id="id45" draw:id="id45" draw:layer="layout" svg:width="3.7cm" svg:height="0.6cm" svg:x="11.156cm" svg:y="20.726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9.925cm" svg:x2="13.006cm" svg:y2="20.726cm" draw:start-shape="id44" draw:start-glue-point="6" draw:end-shape="id45" svg:d="m13006 19925v801">
          <text:p/>
        </draw:connector>
        <draw:custom-shape draw:style-name="gr5" draw:text-style-name="P2" xml:id="id46" draw:id="id46" draw:layer="layout" svg:width="3.7cm" svg:height="0.6cm" svg:x="11.156cm" svg:y="22.127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21.326cm" svg:x2="13.006cm" svg:y2="22.127cm" draw:start-shape="id45" draw:start-glue-point="6" draw:end-shape="id46" draw:end-glue-point="0" svg:d="m13006 21326v801">
          <text:p/>
        </draw:connector>
        <draw:g xml:id="id49" draw:id="id49">
          <draw:custom-shape draw:style-name="gr9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12.8cm" svg:y="25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line-skew="-0.129cm -0.555cm 0.001cm" svg:x1="13.006cm" svg:y1="22.727cm" svg:x2="17.804cm" svg:y2="14.3cm" draw:start-shape="id46" draw:start-glue-point="6" draw:end-shape="id35" draw:end-glue-point="4" svg:d="m13006 22727v373h2194v-9300h2604v500">
          <text:p/>
        </draw:connector>
        <draw:connector draw:style-name="gr6" draw:text-style-name="P1" draw:layer="layout" draw:type="line" svg:x1="13.006cm" svg:y1="17.125cm" svg:x2="13.006cm" svg:y2="17.924cm" draw:start-shape="id34" draw:start-glue-point="6" draw:end-shape="id43" draw:end-glue-point="4" svg:d="m13006 17125v799">
          <text:p/>
        </draw:connector>
        <draw:custom-shape draw:style-name="gr5" draw:text-style-name="P2" xml:id="id48" draw:id="id48" draw:layer="layout" svg:width="3.7cm" svg:height="0.6cm" svg:x="11.155cm" svg:y="24.207cm">
          <text:p text:style-name="P1"><text:span text:style-name="T1">MPI_File_clos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xml:id="id47" draw:id="id47" draw:layer="layout" draw:line-skew="0.123cm" svg:x1="16.654cm" svg:y1="14.851cm" svg:x2="14.802cm" svg:y2="23.598cm" draw:start-shape="id35" draw:start-glue-point="5" svg:d="m16654 14851h-1054v8747h-798">
          <text:p/>
        </draw:connector>
        <draw:connector draw:style-name="gr6" draw:text-style-name="P1" draw:layer="layout" svg:x1="14.802cm" svg:y1="23.598cm" svg:x2="13.005cm" svg:y2="24.207cm" draw:start-shape="id47" draw:start-glue-point="3" draw:end-shape="id48" draw:end-glue-point="4" svg:d="m14802 23598h-1797v609">
          <text:p/>
        </draw:connector>
        <draw:connector draw:style-name="gr6" draw:text-style-name="P1" draw:layer="layout" draw:type="line" svg:x1="13.005cm" svg:y1="24.807cm" svg:x2="13cm" svg:y2="25.421cm" draw:start-shape="id48" draw:start-glue-point="6" draw:end-shape="id49" draw:end-glue-point="0" svg:d="m13005 24807-5 614">
          <text:p/>
        </draw:connector>
        <draw:custom-shape draw:style-name="gr5" draw:text-style-name="P2" xml:id="id41" draw:id="id41" draw:layer="layout" svg:width="3.7cm" svg:height="0.6cm" svg:x="15.966cm" svg:y="18.7cm">
          <text:p text:style-name="P1"><text:span text:style-name="T1">MPI_File_close(t-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0" draw:id="id50" draw:layer="layout" svg:width="3.7cm" svg:height="0.6cm" svg:x="15.956cm" svg:y="17.303cm">
          <text:p text:style-name="P1"><text:span text:style-name="T1">comput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6" draw:id="id36" draw:layer="layout" svg:width="1.401cm" svg:height="0.6cm" svg:x="17.11cm" svg:y="16.003cm">
          <text:p text:style-name="P1"><text:span text:style-name="T1">t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11cm" svg:y1="16.603cm" svg:x2="17.806cm" svg:y2="17.303cm" draw:start-shape="id36" draw:start-glue-point="6" draw:end-shape="id50" draw:end-glue-point="4" svg:d="m17811 16603-5 700">
          <text:p/>
        </draw:connector>
        <draw:connector draw:style-name="gr6" draw:text-style-name="P1" draw:layer="layout" draw:type="line" svg:x1="17.806cm" svg:y1="17.903cm" svg:x2="17.816cm" svg:y2="18.7cm" draw:start-shape="id50" draw:start-glue-point="6" draw:end-shape="id41" draw:end-glue-point="4" svg:d="m17806 17903 10 797">
          <text:p/>
        </draw:connector>
        <draw:g>
          <draw:custom-shape draw:style-name="gr20" draw:text-style-name="P1" draw:layer="layout" svg:width="0.3cm" svg:height="0.3cm" svg:x="19.1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9.4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9.7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20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20.3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6" draw:layer="layout" svg:width="2.365cm" svg:height="0.531cm" svg:x="18.661cm" svg:y="2.702cm">
          <draw:text-box>
            <text:p><text:span text:style-name="T1">coll_buffer</text:span></text:p>
          </draw:text-box>
        </draw:frame>
        <draw:g>
          <draw:custom-shape draw:style-name="gr21" draw:text-style-name="P1" draw:layer="layout" svg:width="0.3cm" svg:height="0.3cm" svg:x="19.1cm" svg:y="10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3cm" svg:height="0.3cm" svg:x="19.4cm" svg:y="10.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cm" svg:height="0.3cm" svg:x="19.7cm" svg:y="10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20cm" svg:y="10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20.3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4.5cm" svg:height="0.3cm" svg:x="11.48cm" svg:y="2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03cm" svg:height="0.531cm" svg:x="12.362cm" svg:y="1.603cm">
          <draw:text-box>
            <text:p><text:span text:style-name="T1">File Domain n</text:span></text:p>
          </draw:text-box>
        </draw:frame>
        <draw:line draw:style-name="gr15" draw:text-style-name="P1" draw:layer="layout" svg:x1="14.48cm" svg:y1="2.1cm" svg:x2="14.48cm" svg:y2="2.4cm">
          <text:p/>
        </draw:line>
        <draw:g>
          <draw:custom-shape draw:style-name="gr20" draw:text-style-name="P1" draw:layer="layout" svg:width="0.3cm" svg:height="0.3cm" svg:x="11.4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1.7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0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3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6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6" draw:layer="layout" svg:width="1.549cm" svg:height="0.531cm" svg:x="13cm" svg:y="1.984cm">
          <draw:text-box>
            <text:p><text:span text:style-name="T1">m = 1</text:span></text:p>
          </draw:text-box>
        </draw:frame>
        <draw:frame draw:style-name="gr7" draw:text-style-name="P6" draw:layer="layout" svg:width="1.349cm" svg:height="0.531cm" svg:x="14.564cm" svg:y="1.965cm">
          <draw:text-box>
            <text:p><text:span text:style-name="T1">m = 2</text:span></text:p>
          </draw:text-box>
        </draw:frame>
        <draw:custom-shape draw:style-name="gr27" draw:text-style-name="P2" xml:id="id51" draw:id="id51" draw:layer="layout" svg:width="0.324cm" svg:height="0.3cm" svg:x="8.876cm" svg:y="6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53" draw:id="id53" draw:layer="layout" svg:width="0.324cm" svg:height="0.3cm" svg:x="9.277cm" svg:y="6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54" draw:id="id54" draw:layer="layout" svg:width="0.324cm" svg:height="0.3cm" svg:x="9.678cm" svg:y="6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55" draw:id="id55" draw:layer="layout" svg:width="0.324cm" svg:height="0.3cm" svg:x="10.079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56" draw:id="id56" draw:layer="layout" svg:width="0.324cm" svg:height="0.3cm" svg:x="10.48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2" draw:id="id52" draw:layer="layout" svg:width="0.324cm" svg:height="0.3cm" svg:x="9.677cm" svg:y="6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9.038cm" svg:y1="6.375cm" svg:x2="9.677cm" svg:y2="6.766cm" draw:start-shape="id51" draw:start-glue-point="8" draw:end-shape="id52" draw:end-glue-point="6" svg:d="m9038 6375 639 391">
          <text:p/>
        </draw:connector>
        <draw:connector draw:style-name="gr32" draw:text-style-name="P1" draw:layer="layout" draw:type="line" svg:x1="9.439cm" svg:y1="6.376cm" svg:x2="9.724cm" svg:y2="6.66cm" draw:start-shape="id53" draw:start-glue-point="8" draw:end-shape="id52" draw:end-glue-point="5" svg:d="m9439 6376 285 284">
          <text:p/>
        </draw:connector>
        <draw:connector draw:style-name="gr32" draw:text-style-name="P1" draw:layer="layout" draw:type="line" svg:x1="9.84cm" svg:y1="6.377cm" svg:x2="9.839cm" svg:y2="6.616cm" draw:start-shape="id54" draw:start-glue-point="8" draw:end-shape="id52" draw:end-glue-point="4" svg:d="m9840 6377-1 239">
          <text:p/>
        </draw:connector>
        <draw:connector draw:style-name="gr32" draw:text-style-name="P1" draw:layer="layout" draw:type="line" svg:x1="10.241cm" svg:y1="6.378cm" svg:x2="9.954cm" svg:y2="6.66cm" draw:start-shape="id55" draw:start-glue-point="8" draw:end-shape="id52" draw:end-glue-point="11" svg:d="m10241 6378-287 282">
          <text:p/>
        </draw:connector>
        <draw:connector draw:style-name="gr32" draw:text-style-name="P1" draw:layer="layout" draw:type="line" svg:x1="10.642cm" svg:y1="6.379cm" svg:x2="10.001cm" svg:y2="6.766cm" draw:start-shape="id56" draw:start-glue-point="8" draw:end-shape="id52" draw:end-glue-point="10" svg:d="m10642 6379-641 387">
          <text:p/>
        </draw:connector>
        <draw:custom-shape draw:style-name="gr27" draw:text-style-name="P2" xml:id="id58" draw:id="id58" draw:layer="layout" svg:width="0.324cm" svg:height="0.3cm" svg:x="7.178cm" svg:y="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0" draw:id="id60" draw:layer="layout" svg:width="0.324cm" svg:height="0.3cm" svg:x="7.579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59" draw:id="id59" draw:layer="layout" svg:width="0.324cm" svg:height="0.3cm" svg:x="7.98cm" svg:y="6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7" draw:id="id57" draw:layer="layout" svg:width="0.324cm" svg:height="0.3cm" svg:x="7.578cm" svg:y="5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7.625cm" svg:y1="5.918cm" svg:x2="7.34cm" svg:y2="6.202cm" draw:start-shape="id57" draw:start-glue-point="7" draw:end-shape="id58" draw:end-glue-point="4" svg:d="m7625 5918-285 284">
          <text:p/>
        </draw:connector>
        <draw:connector draw:style-name="gr32" draw:text-style-name="P1" draw:layer="layout" draw:type="line" svg:x1="7.855cm" svg:y1="5.918cm" svg:x2="8.142cm" svg:y2="6.204cm" draw:start-shape="id57" draw:start-glue-point="9" draw:end-shape="id59" draw:end-glue-point="4" svg:d="m7855 5918 287 286">
          <text:p/>
        </draw:connector>
        <draw:connector draw:style-name="gr32" draw:text-style-name="P1" draw:layer="layout" draw:type="line" svg:x1="7.74cm" svg:y1="5.962cm" svg:x2="7.741cm" svg:y2="6.203cm" draw:start-shape="id57" draw:start-glue-point="8" draw:end-shape="id60" draw:end-glue-point="4" svg:d="m7740 5962 1 241">
          <text:p/>
        </draw:connector>
        <draw:custom-shape draw:style-name="gr27" draw:text-style-name="P2" xml:id="id61" draw:id="id61" draw:layer="layout" svg:width="0.324cm" svg:height="0.3cm" svg:x="16.5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64" draw:id="id64" draw:layer="layout" svg:width="0.324cm" svg:height="0.3cm" svg:x="16.9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6" draw:id="id66" draw:layer="layout" svg:width="0.324cm" svg:height="0.3cm" svg:x="17.3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65" draw:id="id65" draw:layer="layout" svg:width="0.324cm" svg:height="0.3cm" svg:x="17.7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63" draw:id="id63" draw:layer="layout" svg:width="0.324cm" svg:height="0.3cm" svg:x="18.1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2" draw:id="id62" draw:layer="layout" svg:width="0.324cm" svg:height="0.3cm" svg:x="17.3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739cm" svg:y1="3.256cm" svg:x2="17.378cm" svg:y2="3.647cm" draw:start-shape="id61" draw:start-glue-point="8" draw:end-shape="id62" draw:end-glue-point="6" svg:d="m16739 3256 639 391">
          <text:p/>
        </draw:connector>
        <draw:connector draw:style-name="gr32" draw:text-style-name="P1" draw:layer="layout" draw:type="line" svg:x1="18.343cm" svg:y1="3.26cm" svg:x2="17.702cm" svg:y2="3.647cm" draw:start-shape="id63" draw:start-glue-point="8" draw:end-shape="id62" draw:end-glue-point="10" svg:d="m18343 3260-641 387">
          <text:p/>
        </draw:connector>
        <draw:connector draw:style-name="gr32" draw:text-style-name="P1" draw:layer="layout" draw:type="line" svg:x1="17.14cm" svg:y1="3.257cm" svg:x2="17.425cm" svg:y2="3.541cm" draw:start-shape="id64" draw:start-glue-point="8" draw:end-shape="id62" draw:end-glue-point="5" svg:d="m17140 3257 285 284">
          <text:p/>
        </draw:connector>
        <draw:connector draw:style-name="gr32" draw:text-style-name="P1" draw:layer="layout" draw:type="line" svg:x1="17.942cm" svg:y1="3.259cm" svg:x2="17.655cm" svg:y2="3.541cm" draw:start-shape="id65" draw:start-glue-point="8" draw:end-shape="id62" draw:end-glue-point="11" svg:d="m17942 3259-287 282">
          <text:p/>
        </draw:connector>
        <draw:connector draw:style-name="gr32" draw:text-style-name="P1" draw:layer="layout" draw:type="line" svg:x1="17.541cm" svg:y1="3.258cm" svg:x2="17.54cm" svg:y2="3.497cm" draw:start-shape="id66" draw:start-glue-point="8" draw:end-shape="id62" draw:end-glue-point="4" svg:d="m17541 3258-1 239">
          <text:p/>
        </draw:connector>
        <draw:custom-shape draw:style-name="gr27" draw:text-style-name="P2" xml:id="id68" draw:id="id68" draw:layer="layout" svg:width="0.324cm" svg:height="0.3cm" svg:x="16.9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9" draw:id="id69" draw:layer="layout" svg:width="0.324cm" svg:height="0.3cm" svg:x="17.7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7" draw:id="id67" draw:layer="layout" svg:width="0.324cm" svg:height="0.3cm" svg:x="17.3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7.426cm" svg:y1="4.419cm" svg:x2="17.141cm" svg:y2="4.703cm" draw:start-shape="id67" draw:start-glue-point="7" draw:end-shape="id68" draw:end-glue-point="4" svg:d="m17426 4419-285 284">
          <text:p/>
        </draw:connector>
        <draw:connector draw:style-name="gr32" draw:text-style-name="P1" draw:layer="layout" draw:type="line" svg:x1="17.656cm" svg:y1="4.419cm" svg:x2="17.943cm" svg:y2="4.705cm" draw:start-shape="id67" draw:start-glue-point="9" draw:end-shape="id69" draw:end-glue-point="4" svg:d="m17656 4419 287 286">
          <text:p/>
        </draw:connector>
        <draw:frame draw:style-name="gr7" draw:text-style-name="P6" draw:layer="layout" svg:width="1.349cm" svg:height="0.531cm" svg:x="17.964cm" svg:y="1.985cm">
          <draw:text-box>
            <text:p><text:span text:style-name="T1">m = 0</text:span></text:p>
          </draw:text-box>
        </draw:frame>
        <draw:custom-shape draw:style-name="gr33" draw:text-style-name="P1" draw:layer="layout" svg:width="10.8cm" svg:height="9.3cm" svg:x="0.067cm" svg:y="1.3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6-10-20T10:20:24</dc:date>
    <meta:editing-duration>P9DT12H46M14S</meta:editing-duration>
    <meta:editing-cycles>61</meta:editing-cycles>
    <meta:generator>OpenOffice/4.0.1$Unix OpenOffice.org_project/401m5$Build-9714</meta:generator>
    <meta:print-date>2015-03-19T11:43:39.636814420</meta:print-date>
    <dc:creator>Giuseppe Congiu</dc:creator>
    <meta:document-statistic meta:object-count="197"/>
  </office:meta>
</office:document-meta>
</file>